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 style:data-style-name="N100">
      <style:table-cell-properties fo:wrap-option="no-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MAX31820 Weather Underground station</text:p>
          </table:table-cell>
          <table:table-cell table:style-name="ce14"/>
          <table:table-cell table:style-name="ce27"/>
          <table:table-cell table:style-name="ce4"/>
          <table:table-cell table:style-name="ce1" office:value-type="string" calcext:value-type="string">
            <text:p>All values are in US Dollars</text:p>
          </table:table-cell>
          <table:table-cell table:style-name="ce1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style-name="ce1"/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5]*[.E5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101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6]*[.E6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7]*[.E7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1016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8]*[.E8]" office:value-type="currency" office:currency="USD" office:value="1.95" calcext:value-type="currency">
            <text:p>$1.95</text:p>
          </table:table-cell>
          <table:table-cell table:style-name="ce16"/>
          <table:table-cell table:style-name="ce16" office:value-type="string" calcext:value-type="string">
            <text:p>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1016"/>
        </table:table-row>
        <table:table-row table:style-name="ro5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9]*[.E9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</text:p>
          </table:table-cell>
          <table:table-cell table:style-name="ce1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D Printed box with lid</text:p>
          </table:table-cell>
          <table:table-cell table:style-name="ce15" office:value-type="string" calcext:value-type="string">
            <text:p>-custom-</text:p>
          </table:table-cell>
          <table:table-cell table:style-name="ce7"/>
          <table:table-cell table:style-name="ce8" table:number-columns-repeated="2"/>
          <table:table-cell office:value-type="string" calcext:value-type="string">
            <text:p>ProjectBox.FCStd</text:p>
          </table:table-cell>
          <table:table-cell office:value-type="string" calcext:value-type="string">
            <text:p>Custom part. Design file is in GitHub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TODO heat shrink tubing</text:p>
          </table:table-cell>
          <table:table-cell table:style-name="ce15"/>
          <table:table-cell table:style-name="ce7"/>
          <table:table-cell table:style-name="ce8"/>
          <table:table-cell table:style-name="ce8" table:formula="of:=[.A11]*[.E11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Total (Parts)</text:p>
          </table:table-cell>
          <table:table-cell/>
          <table:table-cell table:style-name="ce15"/>
          <table:table-cell table:style-name="ce7"/>
          <table:table-cell table:style-name="ce8"/>
          <table:table-cell table:style-name="ce36" table:formula="of:=SUM([.F5:.F11])" office:value-type="currency" office:currency="USD" office:value="27.45" calcext:value-type="currency">
            <text:p>$27.45</text:p>
          </table:table-cell>
          <table:table-cell table:number-columns-repeated="2"/>
          <table:table-cell table:style-name="ce3" table:number-columns-repeated="1016"/>
        </table:table-row>
        <table:table-row table:style-name="ro1" table:number-rows-repeated="3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0" office:value-type="string" calcext:value-type="string">
            <text:p>Tools and Miscellaneous materials</text:p>
          </table:table-cell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Heaterizer XL-3000 Heat Gu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TOL-10326</text:p>
          </table:table-cell>
          <table:table-cell table:style-name="ce24" office:value-type="currency" office:currency="USD" office:value="13.95" calcext:value-type="currency">
            <text:p>$13.95</text:p>
          </table:table-cell>
          <table:table-cell table:style-name="ce8" table:formula="of:=[.A17]*[.E17]" office:value-type="currency" office:currency="USD" office:value="13.95" calcext:value-type="currency">
            <text:p>$13.95</text:p>
          </table:table-cell>
          <table:table-cell table:style-name="ce16"/>
          <table:table-cell table:style-name="ce16" office:value-type="string" calcext:value-type="string">
            <text:p>So much better and safer than trying to use matches or cigarette lighters to shrink the tubing.</text:p>
          </table:table-cell>
          <table:table-cell table:style-name="ce1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8]*[.E1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0]*[.E20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1]*[.E21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Total (Wire and Tools)</text:p>
          </table:table-cell>
          <table:table-cell table:number-columns-repeated="3"/>
          <table:table-cell table:style-name="ce9"/>
          <table:table-cell table:style-name="ce37" table:formula="of:=SUM([.F17:.F21])" office:value-type="currency" office:currency="USD" office:value="21.45" calcext:value-type="currency">
            <text:p>$21.45</text:p>
          </table:table-cell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11:20:30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6S</meta:editing-duration>
    <meta:editing-cycles>83</meta:editing-cycles>
    <meta:generator>LibreOffice/5.4.5.1$Windows_X86_64 LibreOffice_project/79c9829dd5d8054ec39a82dc51cd9eff340dbee8</meta:generator>
    <dc:date>2018-07-16T11:27:05.157000000</dc:date>
    <meta:document-statistic meta:table-count="1" meta:cell-count="91" meta:object-count="0"/>
    <meta:user-defined meta:name="Info 1"/>
    <meta:user-defined meta:name="Info 2"/>
    <meta:user-defined meta:name="Info 3"/>
    <meta:user-defined meta:name="Info 4"/>
  </office:meta>
</office:document-meta>
</file>